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</style:style>
    <style:style style:name="T541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8284894117</text:p>
        </text:list-item>
        <text:list-item>
          <text:p text:style-name="P307">BR2436115450811</text:p>
        </text:list-item>
        <text:list-item>
          <text:p text:style-name="P308">BR2480477772080</text:p>
        </text:list-item>
        <text:list-item>
          <text:p text:style-name="P309">BR245704483601Z</text:p>
        </text:list-item>
        <text:list-item>
          <text:p text:style-name="P310">BR2479342991623</text:p>
        </text:list-item>
        <text:list-item>
          <text:p text:style-name="P311">BR247659309662V</text:p>
        </text:list-item>
        <text:list-item>
          <text:p text:style-name="P312">BR240173394744X</text:p>
        </text:list-item>
        <text:list-item>
          <text:p text:style-name="P313">BR244627850884C</text:p>
        </text:list-item>
        <text:list-item>
          <text:p text:style-name="P314">BR244668645915Y</text:p>
        </text:list-item>
        <text:list-item>
          <text:p text:style-name="P315">BR241920286223F</text:p>
        </text:list-item>
        <text:list-item>
          <text:p text:style-name="P316">BR244060847497P</text:p>
        </text:list-item>
        <text:list-item>
          <text:p text:style-name="P317">BR2429951506861</text:p>
        </text:list-item>
        <text:list-item>
          <text:p text:style-name="P318">BR2460265842508</text:p>
        </text:list-item>
        <text:list-item>
          <text:p text:style-name="P319">BR247185968894V</text:p>
        </text:list-item>
        <text:list-item>
          <text:p text:style-name="P320">BR244768396323T</text:p>
        </text:list-item>
        <text:list-item>
          <text:p text:style-name="P321">BR244149584319Z</text:p>
        </text:list-item>
        <text:list-item>
          <text:p text:style-name="P322">BR241924709509V</text:p>
        </text:list-item>
        <text:list-item>
          <text:p text:style-name="P323">BR243072763420O</text:p>
        </text:list-item>
        <text:list-item>
          <text:p text:style-name="P324">BR2482430014330</text:p>
        </text:list-item>
        <text:list-item>
          <text:p text:style-name="P325">BR2471127108570</text:p>
        </text:list-item>
        <text:list-item>
          <text:p text:style-name="P326">BR249009386706Z</text:p>
        </text:list-item>
        <text:list-item>
          <text:p text:style-name="P327">BR243418022610Z</text:p>
        </text:list-item>
        <text:list-item>
          <text:p text:style-name="P328">BR240613653048H</text:p>
        </text:list-item>
        <text:list-item>
          <text:p text:style-name="P329">BR247474968304Q</text:p>
        </text:list-item>
        <text:list-item>
          <text:p text:style-name="P330">BR245006458703X</text:p>
        </text:list-item>
        <text:list-item>
          <text:p text:style-name="P331">BR2411379024348</text:p>
        </text:list-item>
        <text:list-item>
          <text:p text:style-name="P332">BR2413900624760</text:p>
        </text:list-item>
        <text:list-item>
          <text:p text:style-name="P333">BR2465457828148</text:p>
        </text:list-item>
        <text:list-item>
          <text:p text:style-name="P334">BR2475138927396</text:p>
        </text:list-item>
        <text:list-item>
          <text:p text:style-name="P335">BR245186244323K</text:p>
        </text:list-item>
        <text:list-item>
          <text:p text:style-name="P336">BR2481387073921</text:p>
        </text:list-item>
        <text:list-item>
          <text:p text:style-name="P337">BR242692412806E</text:p>
        </text:list-item>
        <text:list-item>
          <text:p text:style-name="P338">BR243419623657Z</text:p>
        </text:list-item>
        <text:list-item>
          <text:p text:style-name="P339">BR244772888040U</text:p>
        </text:list-item>
        <text:list-item>
          <text:p text:style-name="P340">BR244885948645G</text:p>
        </text:list-item>
        <text:list-item>
          <text:p text:style-name="P341">BR247905527612J</text:p>
        </text:list-item>
        <text:list-item>
          <text:p text:style-name="P342">BR242078337025S</text:p>
        </text:list-item>
        <text:list-item>
          <text:p text:style-name="P343">BR246249732069G</text:p>
        </text:list-item>
        <text:list-item>
          <text:p text:style-name="P344">BR247618883917L</text:p>
        </text:list-item>
        <text:list-item>
          <text:p text:style-name="P345">BR2475971672775</text:p>
        </text:list-item>
        <text:list-item>
          <text:p text:style-name="P346">BR243433586554Y</text:p>
        </text:list-item>
        <text:list-item>
          <text:p text:style-name="P347">BR2453632807535</text:p>
        </text:list-item>
        <text:list-item>
          <text:p text:style-name="P348">BR249640489396W</text:p>
        </text:list-item>
        <text:list-item>
          <text:p text:style-name="P349">BR246383830331Q</text:p>
        </text:list-item>
        <text:list-item>
          <text:p text:style-name="P350">BR2492844870331</text:p>
        </text:list-item>
        <text:list-item>
          <text:p text:style-name="P351">BR2446001949817</text:p>
        </text:list-item>
        <text:list-item>
          <text:p text:style-name="P352">BR2485508474843</text:p>
        </text:list-item>
        <text:list-item>
          <text:p text:style-name="P353">BR241102287391U</text:p>
        </text:list-item>
        <text:list-item>
          <text:p text:style-name="P354">BR246704631663O</text:p>
        </text:list-item>
        <text:list-item>
          <text:p text:style-name="P355">BR2458214714486</text:p>
        </text:list-item>
        <text:list-item>
          <text:p text:style-name="P356">BR247523431606W</text:p>
        </text:list-item>
        <text:list-item>
          <text:p text:style-name="P357">BR249839277461U</text:p>
        </text:list-item>
        <text:list-item>
          <text:p text:style-name="P358">BR2475426781031</text:p>
        </text:list-item>
        <text:list-item>
          <text:p text:style-name="P359">BR243869166381Y</text:p>
        </text:list-item>
        <text:list-item>
          <text:p text:style-name="P360">BR2441154245252</text:p>
        </text:list-item>
        <text:list-item>
          <text:p text:style-name="P361">BR248267752781Y</text:p>
        </text:list-item>
        <text:list-item>
          <text:p text:style-name="P362">BR2413944014165</text:p>
        </text:list-item>
        <text:list-item>
          <text:p text:style-name="P363">BR2457779596180</text:p>
        </text:list-item>
        <text:list-item>
          <text:p text:style-name="P364">BR247290035535W</text:p>
        </text:list-item>
        <text:list-item>
          <text:p text:style-name="P365">BR248463716160X</text:p>
        </text:list-item>
        <text:list-item>
          <text:p text:style-name="P366">BR248120834819T</text:p>
        </text:list-item>
        <text:list-item>
          <text:p text:style-name="P367">BR2430173820372</text:p>
        </text:list-item>
        <text:list-item>
          <text:p text:style-name="P368">BR246343649616Y</text:p>
        </text:list-item>
        <text:list-item>
          <text:p text:style-name="P369">BR2496329155412</text:p>
        </text:list-item>
        <text:list-item>
          <text:p text:style-name="P370">BR241932633895Y</text:p>
        </text:list-item>
        <text:list-item>
          <text:p text:style-name="P371">BR2450861330402</text:p>
        </text:list-item>
        <text:list-item>
          <text:p text:style-name="P372">BR243492008425Z</text:p>
        </text:list-item>
        <text:list-item>
          <text:p text:style-name="P373">BR245578616842L</text:p>
        </text:list-item>
        <text:list-item>
          <text:p text:style-name="P374">BR2489591613104</text:p>
        </text:list-item>
        <text:list-item>
          <text:p text:style-name="P375">BR246282503650V</text:p>
        </text:list-item>
        <text:list-item>
          <text:p text:style-name="P376">BR242294777955S</text:p>
        </text:list-item>
        <text:list-item>
          <text:p text:style-name="P377">BR2445740741026</text:p>
        </text:list-item>
        <text:list-item>
          <text:p text:style-name="P378">BR247339471996Q</text:p>
        </text:list-item>
        <text:list-item>
          <text:p text:style-name="P379">BR247502096621E</text:p>
        </text:list-item>
        <text:list-item>
          <text:p text:style-name="P380">BR2445636609298</text:p>
        </text:list-item>
        <text:list-item>
          <text:p text:style-name="P381">BR241630079489J</text:p>
        </text:list-item>
        <text:list-item>
          <text:p text:style-name="P382">BR245248174157V</text:p>
        </text:list-item>
        <text:list-item>
          <text:p text:style-name="P383">BR243382730532J</text:p>
        </text:list-item>
        <text:list-item>
          <text:p text:style-name="P384">BR248387868330C</text:p>
        </text:list-item>
        <text:list-item>
          <text:p text:style-name="P385">BR245021742901N</text:p>
        </text:list-item>
        <text:list-item>
          <text:p text:style-name="P386">BR241671203961J</text:p>
        </text:list-item>
        <text:list-item>
          <text:p text:style-name="P387">BR248570742445H</text:p>
        </text:list-item>
        <text:list-item>
          <text:p text:style-name="P388">BR249433352200J</text:p>
        </text:list-item>
        <text:list-item>
          <text:p text:style-name="P389">BR245274253782E</text:p>
        </text:list-item>
        <text:list-item>
          <text:p text:style-name="P390">BR2444807680751</text:p>
        </text:list-item>
        <text:list-item>
          <text:p text:style-name="P391">BR2469923154060</text:p>
        </text:list-item>
        <text:list-item>
          <text:p text:style-name="P392">BR244041309693S</text:p>
        </text:list-item>
        <text:list-item>
          <text:p text:style-name="P393">BR240083210598O</text:p>
        </text:list-item>
        <text:list-item>
          <text:p text:style-name="P394">BR249581435408G</text:p>
        </text:list-item>
        <text:list-item>
          <text:p text:style-name="P395">BR241123526039C</text:p>
        </text:list-item>
        <text:list-item>
          <text:p text:style-name="P396">BR244001312646A</text:p>
        </text:list-item>
        <text:list-item>
          <text:p text:style-name="P397">BR241640412809H</text:p>
        </text:list-item>
        <text:list-item>
          <text:p text:style-name="P398">BR243155322300O</text:p>
        </text:list-item>
        <text:list-item>
          <text:p text:style-name="P399">BR244610596929Q</text:p>
        </text:list-item>
        <text:list-item>
          <text:p text:style-name="P400">BR242498622405I</text:p>
        </text:list-item>
        <text:list-item>
          <text:p text:style-name="P401">BR2472236524346</text:p>
        </text:list-item>
        <text:list-item>
          <text:p text:style-name="P402">BR2448244455741</text:p>
        </text:list-item>
        <text:list-item>
          <text:p text:style-name="P403">BR244278145722O</text:p>
        </text:list-item>
        <text:list-item>
          <text:p text:style-name="P404">BR244356664788M</text:p>
        </text:list-item>
        <text:list-item>
          <text:p text:style-name="P405">BR242748056671Y</text:p>
        </text:list-item>
        <text:list-item>
          <text:p text:style-name="P406">BR240836328800T</text:p>
        </text:list-item>
        <text:list-item>
          <text:p text:style-name="P407">BR2405915558942</text:p>
        </text:list-item>
        <text:list-item>
          <text:p text:style-name="P408">BR245521611980C</text:p>
        </text:list-item>
        <text:list-item>
          <text:p text:style-name="P409">BR243433880748K</text:p>
        </text:list-item>
        <text:list-item>
          <text:p text:style-name="P410">BR2442013375809</text:p>
        </text:list-item>
        <text:list-item>
          <text:p text:style-name="P411">BR247005558525J</text:p>
        </text:list-item>
        <text:list-item>
          <text:p text:style-name="P412">BR2412093773016</text:p>
        </text:list-item>
        <text:list-item>
          <text:p text:style-name="P413">BR245118307705K</text:p>
        </text:list-item>
        <text:list-item>
          <text:p text:style-name="P414">BR244324791647E</text:p>
        </text:list-item>
        <text:list-item>
          <text:p text:style-name="P415">BR241555524308G</text:p>
        </text:list-item>
        <text:list-item>
          <text:p text:style-name="P416">BR2441495882368</text:p>
        </text:list-item>
        <text:list-item>
          <text:p text:style-name="P417">BR240616652876R</text:p>
        </text:list-item>
        <text:list-item>
          <text:p text:style-name="P418">BR242710906893J</text:p>
        </text:list-item>
        <text:list-item>
          <text:p text:style-name="P419">BR248206228728B</text:p>
        </text:list-item>
        <text:list-item>
          <text:p text:style-name="P420">BR2442139030025</text:p>
        </text:list-item>
        <text:list-item>
          <text:p text:style-name="P421">BR245999618602J</text:p>
        </text:list-item>
        <text:list-item>
          <text:p text:style-name="P422">BR247109899113P</text:p>
        </text:list-item>
        <text:list-item>
          <text:p text:style-name="P423">BR240683479979R</text:p>
        </text:list-item>
        <text:list-item>
          <text:p text:style-name="P424">BR248666092145H</text:p>
        </text:list-item>
        <text:list-item>
          <text:p text:style-name="P425">BR244190877630D</text:p>
        </text:list-item>
        <text:list-item>
          <text:p text:style-name="P426">BR240725752728N</text:p>
        </text:list-item>
        <text:list-item>
          <text:p text:style-name="P427">BR245197566320Z</text:p>
        </text:list-item>
        <text:list-item>
          <text:p text:style-name="P428">BR2489827260821</text:p>
        </text:list-item>
        <text:list-item>
          <text:p text:style-name="P429">BR245610084814I</text:p>
        </text:list-item>
        <text:list-item>
          <text:p text:style-name="P430">BR247814377808L</text:p>
        </text:list-item>
        <text:list-item>
          <text:p text:style-name="P431">BR247711995613T</text:p>
        </text:list-item>
        <text:list-item>
          <text:p text:style-name="P432">BR244855307910L</text:p>
        </text:list-item>
        <text:list-item>
          <text:p text:style-name="P433">BR247733060229G</text:p>
        </text:list-item>
        <text:list-item>
          <text:p text:style-name="P434">BR243616369520N</text:p>
        </text:list-item>
        <text:list-item>
          <text:p text:style-name="P435">BR241455523168L</text:p>
        </text:list-item>
        <text:list-item>
          <text:p text:style-name="P436">BR242083904016M</text:p>
        </text:list-item>
        <text:list-item>
          <text:p text:style-name="P437">BR240476596185I</text:p>
        </text:list-item>
        <text:list-item>
          <text:p text:style-name="P438">BR244550670912W</text:p>
        </text:list-item>
        <text:list-item>
          <text:p text:style-name="P439">BR242657363613R</text:p>
        </text:list-item>
        <text:list-item>
          <text:p text:style-name="P440">BR244065154295P</text:p>
        </text:list-item>
        <text:list-item>
          <text:p text:style-name="P441">BR244669857283K</text:p>
        </text:list-item>
        <text:list-item>
          <text:p text:style-name="P442">BR249511418735H</text:p>
        </text:list-item>
        <text:list-item>
          <text:p text:style-name="P443">BR242179264674O</text:p>
        </text:list-item>
        <text:list-item>
          <text:p text:style-name="P444">BR2417744480999</text:p>
        </text:list-item>
        <text:list-item>
          <text:p text:style-name="P445">BR240768335227V</text:p>
        </text:list-item>
        <text:list-item>
          <text:p text:style-name="P446">BR246960205043R</text:p>
        </text:list-item>
        <text:list-item>
          <text:p text:style-name="P447">BR2412992028128</text:p>
        </text:list-item>
        <text:list-item>
          <text:p text:style-name="P448">BR243269416177E</text:p>
        </text:list-item>
        <text:list-item>
          <text:p text:style-name="P449">BR245633453092T</text:p>
        </text:list-item>
        <text:list-item>
          <text:p text:style-name="P450">BR244954878185A</text:p>
        </text:list-item>
        <text:list-item>
          <text:p text:style-name="P451">BR247644931418L</text:p>
        </text:list-item>
        <text:list-item>
          <text:p text:style-name="P452">BR241669026356D</text:p>
        </text:list-item>
        <text:list-item>
          <text:p text:style-name="P453">BR242308880074N</text:p>
        </text:list-item>
        <text:list-item>
          <text:p text:style-name="P454">BR242545182094N</text:p>
        </text:list-item>
        <text:list-item>
          <text:p text:style-name="P455">BR245472585169X</text:p>
        </text:list-item>
        <text:list-item>
          <text:p text:style-name="P456">BR248796914856I</text:p>
        </text:list-item>
        <text:list-item>
          <text:p text:style-name="P457">BR244412414888G</text:p>
        </text:list-item>
        <text:list-item>
          <text:p text:style-name="P458">BR248579327976H</text:p>
        </text:list-item>
        <text:list-item>
          <text:p text:style-name="P459">BR241152484210Y</text:p>
        </text:list-item>
        <text:list-item>
          <text:p text:style-name="P460">BR241885084882M</text:p>
        </text:list-item>
        <text:list-item>
          <text:p text:style-name="P461">BR247585023584D</text:p>
        </text:list-item>
        <text:list-item>
          <text:p text:style-name="P462">BR2492333154769</text:p>
        </text:list-item>
        <text:list-item>
          <text:p text:style-name="P463">BR240090801564D</text:p>
        </text:list-item>
        <text:list-item>
          <text:p text:style-name="P464">BR243200677433O</text:p>
        </text:list-item>
        <text:list-item>
          <text:p text:style-name="P465">BR242247758911D</text:p>
        </text:list-item>
        <text:list-item>
          <text:p text:style-name="P466">BR244096653573A</text:p>
        </text:list-item>
        <text:list-item>
          <text:p text:style-name="P467">BR249733349611K</text:p>
        </text:list-item>
        <text:list-item>
          <text:p text:style-name="P468">BR2420467675057</text:p>
        </text:list-item>
        <text:list-item>
          <text:p text:style-name="P469">BR2430421598823</text:p>
        </text:list-item>
        <text:list-item>
          <text:p text:style-name="P470">BR2419495619963</text:p>
        </text:list-item>
        <text:list-item>
          <text:p text:style-name="P471">BR241648021419A</text:p>
        </text:list-item>
        <text:list-item>
          <text:p text:style-name="P472">BR245845350769O</text:p>
        </text:list-item>
        <text:list-item>
          <text:p text:style-name="P473">BR2471255595075</text:p>
        </text:list-item>
        <text:list-item>
          <text:p text:style-name="P474">BR242999932991D</text:p>
        </text:list-item>
        <text:list-item>
          <text:p text:style-name="P475">BR2453930310591</text:p>
        </text:list-item>
        <text:list-item>
          <text:p text:style-name="P476">BR244275378089U</text:p>
        </text:list-item>
        <text:list-item>
          <text:p text:style-name="P477">BR240524492880K</text:p>
        </text:list-item>
        <text:list-item>
          <text:p text:style-name="P478">BR2465599582028</text:p>
        </text:list-item>
        <text:list-item>
          <text:p text:style-name="P479">BR248490788507V</text:p>
        </text:list-item>
        <text:list-item>
          <text:p text:style-name="P480">BR241236413668A</text:p>
        </text:list-item>
        <text:list-item>
          <text:p text:style-name="P481">BR2431519757580</text:p>
        </text:list-item>
        <text:list-item>
          <text:p text:style-name="P482">BR2455385810393</text:p>
        </text:list-item>
        <text:list-item>
          <text:p text:style-name="P483">BR244410486826Y</text:p>
        </text:list-item>
        <text:list-item>
          <text:p text:style-name="P484">BR249172376598Y</text:p>
        </text:list-item>
        <text:list-item>
          <text:p text:style-name="P485">BR246666937660B</text:p>
        </text:list-item>
        <text:list-item>
          <text:p text:style-name="P486">BR247655991335I</text:p>
        </text:list-item>
        <text:list-item>
          <text:p text:style-name="P487">BR243459192928D</text:p>
        </text:list-item>
        <text:list-item>
          <text:p text:style-name="P488">BR245496176972F</text:p>
        </text:list-item>
        <text:list-item>
          <text:p text:style-name="P489">BR246250485924F</text:p>
        </text:list-item>
        <text:list-item>
          <text:p text:style-name="P490">BR2457354445098</text:p>
        </text:list-item>
        <text:list-item>
          <text:p text:style-name="P491">BR245825619068Z</text:p>
        </text:list-item>
        <text:list-item>
          <text:p text:style-name="P492">BR246330544069O</text:p>
        </text:list-item>
        <text:list-item>
          <text:p text:style-name="P493">BR241123053874W</text:p>
        </text:list-item>
        <text:list-item>
          <text:p text:style-name="P494">BR240905576869H</text:p>
        </text:list-item>
        <text:list-item>
          <text:p text:style-name="P495">BR245865392302H</text:p>
        </text:list-item>
        <text:list-item>
          <text:p text:style-name="P496">BR246539098416Y</text:p>
        </text:list-item>
        <text:list-item>
          <text:p text:style-name="P497">BR240362901870J</text:p>
        </text:list-item>
        <text:list-item>
          <text:p text:style-name="P498">BR245199435566T</text:p>
        </text:list-item>
        <text:list-item>
          <text:p text:style-name="P499">BR249269558968F</text:p>
        </text:list-item>
        <text:list-item>
          <text:p text:style-name="P500">BR249864227359I</text:p>
        </text:list-item>
        <text:list-item>
          <text:p text:style-name="P501">BR247902446233B</text:p>
        </text:list-item>
        <text:list-item>
          <text:p text:style-name="P502">BR2417596070519</text:p>
        </text:list-item>
        <text:list-item>
          <text:p text:style-name="P503">BR243334973184U</text:p>
        </text:list-item>
        <text:list-item>
          <text:p text:style-name="P504">BR247247969090S</text:p>
        </text:list-item>
        <text:list-item>
          <text:p text:style-name="P505">BR248120384540I</text:p>
        </text:list-item>
        <text:list-item>
          <text:p text:style-name="P506">BR242152301933Q</text:p>
        </text:list-item>
        <text:list-item>
          <text:p text:style-name="P507">BR249491214763C</text:p>
        </text:list-item>
        <text:list-item>
          <text:p text:style-name="P508">BR2495818979968</text:p>
        </text:list-item>
        <text:list-item>
          <text:p text:style-name="P509">BR240015437961H</text:p>
        </text:list-item>
        <text:list-item>
          <text:p text:style-name="P510">BR242514211809P</text:p>
        </text:list-item>
        <text:list-item>
          <text:p text:style-name="P511">BR241712462287G</text:p>
        </text:list-item>
        <text:list-item>
          <text:p text:style-name="P512">BR249803268502Y</text:p>
        </text:list-item>
        <text:list-item>
          <text:p text:style-name="P513">BR248319653235L</text:p>
        </text:list-item>
        <text:list-item>
          <text:p text:style-name="P514">BR245497854304G</text:p>
        </text:list-item>
        <text:list-item>
          <text:p text:style-name="P515">BR246391327361F</text:p>
        </text:list-item>
        <text:list-item>
          <text:p text:style-name="P516">BR247752951796G</text:p>
        </text:list-item>
        <text:list-item>
          <text:p text:style-name="P517">BR246095233789Q</text:p>
        </text:list-item>
        <text:list-item>
          <text:p text:style-name="P518">BR240638966989C</text:p>
        </text:list-item>
        <text:list-item>
          <text:p text:style-name="P519">BR243564135323K</text:p>
        </text:list-item>
        <text:list-item>
          <text:p text:style-name="P520">BR240481054082K</text:p>
        </text:list-item>
        <text:list-item>
          <text:p text:style-name="P521">BR248907804547E</text:p>
        </text:list-item>
        <text:list-item>
          <text:p text:style-name="P522">BR242681999088P</text:p>
        </text:list-item>
        <text:list-item>
          <text:p text:style-name="P523">BR245088126840M</text:p>
        </text:list-item>
        <text:list-item>
          <text:p text:style-name="P524">BR244005392853J</text:p>
        </text:list-item>
        <text:list-item>
          <text:p text:style-name="P525">BR242165670798U</text:p>
        </text:list-item>
        <text:list-item>
          <text:p text:style-name="P526">BR249361636854U</text:p>
        </text:list-item>
        <text:list-item>
          <text:p text:style-name="P527">BR244997010430M</text:p>
        </text:list-item>
        <text:list-item>
          <text:p text:style-name="P528">BR241916465460X</text:p>
        </text:list-item>
        <text:list-item>
          <text:p text:style-name="P529">BR240072833263C</text:p>
        </text:list-item>
        <text:list-item>
          <text:p text:style-name="P530">BR2440658627507</text:p>
        </text:list-item>
        <text:list-item>
          <text:p text:style-name="P531">BR2498693453499</text:p>
        </text:list-item>
        <text:list-item>
          <text:p text:style-name="P532">BR248493542191J</text:p>
        </text:list-item>
        <text:list-item>
          <text:p text:style-name="P533">BR244458545077H</text:p>
        </text:list-item>
        <text:list-item>
          <text:p text:style-name="P534">BR248391764681S</text:p>
        </text:list-item>
        <text:list-item>
          <text:p text:style-name="P535">BR244022581948L</text:p>
        </text:list-item>
        <text:list-item>
          <text:p text:style-name="P536">BR242526599364E</text:p>
        </text:list-item>
        <text:list-item>
          <text:p text:style-name="P537">BR2498680055304</text:p>
        </text:list-item>
        <text:list-item>
          <text:p text:style-name="P538">BR249151003175A</text:p>
        </text:list-item>
        <text:list-item>
          <text:p text:style-name="P539">BR244723097531Y</text:p>
        </text:list-item>
        <text:list-item>
          <text:p text:style-name="P540"><text:span text:style-name="T541">BR2419776373238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9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35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9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9T18:47:00Z</meta:creation-date>
    <dc:date>2024-07-19T18:47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87" meta:character-count="3753" meta:row-count="26" meta:non-whitespace-character-count="3173"/>
  </office:meta>
</office:document-meta>
</file>